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981EEFD5.jpg" manifest:media-type="image/jpeg"/>
  <manifest:file-entry manifest:full-path="Pictures/100000000000032000000258DB8A6A9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2b2b2" draw:textarea-horizontal-align="justify" draw:textarea-vertical-align="top" draw:shadow-color="#000000"/>
    </style:style>
    <style:style style:name="pr2" style:family="presentation" style:parent-style-name="Title1-subtitle">
      <style:graphic-properties draw:stroke="none" draw:fill="none" draw:fill-color="#b2b2b2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55cm"/>
    </style:style>
    <style:style style:name="pr4" style:family="presentation" style:parent-style-name="Default-title">
      <style:graphic-properties draw:stroke="none" draw:fill="none" draw:fill-color="#b2b2b2" draw:textarea-horizontal-align="justify" draw:textarea-vertical-align="middle" fo:min-height="1.906cm" draw:shadow-color="#000000"/>
    </style:style>
    <style:style style:name="pr5" style:family="presentation" style:parent-style-name="Default-outline1">
      <style:graphic-properties draw:stroke="none" draw:fill="none" draw:fill-color="#b2b2b2" draw:textarea-horizontal-align="justify" draw:textarea-vertical-align="top" fo:min-height="10.373cm" draw:shadow-color="#990000" draw:shadow-opacity="50%"/>
    </style:style>
    <style:style style:name="pr6" style:family="presentation" style:parent-style-name="Default-notes">
      <style:graphic-properties draw:fill-color="#ffffff" fo:min-height="11.55cm"/>
    </style:style>
    <text:list-style style:name="L1">
      <text:list-level-style-number text:level="1" style:num-format="">
        <style:list-level-properties/>
        <style:text-properties fo:color="#990000" fo:font-size="7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</text:list-style>
  </office:automatic-styles>
  <office:body>
    <office:presentation>
      <draw:page draw:name="Slide 1" draw:style-name="dp1" draw:master-page-name="Title1" presentation:presentation-page-layout-name="AL1T0" xml:id="id1" draw:id="id1">
        <draw:frame presentation:style-name="pr1" draw:layer="layout" svg:width="23.284cm" svg:height="3.598cm" svg:x="1.058cm" svg:y="4.445cm" presentation:class="title" presentation:placeholder="true">
          <draw:text-box/>
        </draw:frame>
        <draw:frame presentation:style-name="pr2" draw:layer="layout" svg:width="9.314cm" svg:height="6.35cm" svg:x="15.028cm" svg:y="8.89cm" presentation:class="subtitle" presentation:user-transformed="true">
          <draw:text-box>
            <text:p>Max Espinoza</text:p>
            <text:p>Master/PhD Student</text:p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2.828cm" svg:height="9.622cm" svg:x="3.241cm" svg:y="1.927cm" draw:page-number="1" presentation:class="page"/>
          <draw:frame presentation:style-name="pr3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" xml:id="id2" draw:id="id2">
        <draw:frame presentation:style-name="pr4" draw:layer="layout" svg:width="22.436cm" svg:height="2.166cm" svg:x="2.223cm" svg:y="3.516cm" presentation:class="title" presentation:placeholder="true" presentation:user-transformed="true">
          <draw:text-box/>
        </draw:frame>
        <draw:frame presentation:style-name="pr5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2.828cm" svg:height="9.622cm" svg:x="3.241cm" svg:y="1.927cm" draw:page-number="2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2000000258DB8A6A96.jpg" xlink:type="simple" xlink:show="embed" xlink:actuate="onLoad"/>
    <draw:fill-image draw:name="Bitmape_20_2" draw:display-name="Bitmape 2" xlink:href="Pictures/100000000000032000000258981EEF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fo:font-family="Wingdings" style:font-pitch="variable" style:font-charset="x-symbol" fo:color="#990000" fo:font-size="70%"/>
          </text:list-level-style-bullet>
          <text:list-level-style-number text:level="2" style:num-format="">
            <style:list-level-properties/>
            <style:text-properties fo:color="#990000" fo:font-size="70%"/>
          </text:list-level-style-number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2b2b2" draw:textarea-horizontal-align="left" draw:textarea-vertical-align="top" draw:auto-grow-height="false" draw:auto-grow-width="false" fo:min-height="6.09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2b2b2" draw:textarea-horizontal-align="left" draw:textarea-vertical-align="top" draw:auto-grow-height="false" draw:auto-grow-width="false" fo:min-height="3.599cm" fo:min-width="0cm" fo:padding-top="0cm" fo:padding-bottom="0cm" fo:padding-left="0cm" fo:padding-right="0cm" fo:wrap-option="wrap" draw:shadow-color="#000000">
        <text:list-style style:name="Title1-title">
          <text:list-level-style-number text:level="1" style:num-format="">
            <style:list-level-properties/>
            <style:text-properties fo:color="#99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6" style:family="graphic" style:parent-style-name="standard">
      <style:graphic-properties draw:stroke="none" draw:fill="none" draw:fill-color="#b2b2b2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333333" style:font-name="Tahoma" fo:font-size="18pt" fo:language="en" fo:country="US" style:font-size-asian="18pt" style:font-size-complex="18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style:font-name="Tahoma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31cm" svg:height="25.67cm" svg:x="0cm" svg:y="0cm">
        <text:p/>
      </draw:rect>
      <draw:frame draw:style-name="Mgr2" draw:text-style-name="MP3" draw:layer="backgroundobjects" svg:width="8.37cm" svg:height="1.283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369cm" svg:height="1.283cm" svg:x="10.9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37cm" svg:height="1.283cm" svg:x="0cm" svg:y="24.38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369cm" svg:height="1.283cm" svg:x="10.94cm" svg:y="24.38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54cm" svg:height="6.115cm" svg:x="1cm" svg:y="2.409cm"/>
      <draw:page-thumbnail draw:layer="backgroundobjects" svg:width="8.154cm" svg:height="6.115cm" svg:x="1cm" svg:y="9.777cm"/>
      <draw:page-thumbnail draw:layer="backgroundobjects" svg:width="8.154cm" svg:height="6.115cm" svg:x="1cm" svg:y="17.145cm"/>
      <draw:page-thumbnail draw:layer="backgroundobjects" svg:width="8.154cm" svg:height="6.115cm" svg:x="10.155cm" svg:y="2.409cm"/>
      <draw:page-thumbnail draw:layer="backgroundobjects" svg:width="8.154cm" svg:height="6.115cm" svg:x="10.155cm" svg:y="9.777cm"/>
      <draw:page-thumbnail draw:layer="backgroundobjects" svg:width="8.154cm" svg:height="6.115cm" svg:x="10.155cm" svg:y="17.145cm"/>
    </style:handout-master>
    <style:master-page style:name="Default" style:page-layout-name="PM1" draw:style-name="Mdp1">
      <draw:frame presentation:style-name="Default-title" draw:layer="backgroundobjects" svg:width="22.436cm" svg:height="1.905cm" svg:x="2.223cm" svg:y="3.646cm" presentation:class="title" presentation:placeholder="true">
        <draw:text-box/>
      </draw:frame>
      <draw:frame presentation:style-name="Default-outline1" draw:layer="backgroundobjects" svg:width="20.955cm" svg:height="10.372cm" svg:x="3.597cm" svg:y="6.35cm" presentation:class="outline" presentation:placeholder="true">
        <draw:text-box/>
      </draw:frame>
      <draw:custom-shape draw:style-name="Mgr6" draw:text-style-name="MP7" draw:layer="backgroundobjects" svg:width="9.525cm" svg:height="0.763cm" svg:x="1.058cm" svg:y="17.48cm">
        <text:list text:style-name="ML2">
          <text:list-header>
            <text:p text:style-name="MP6"><text:span text:style-name="MT2">www.rpi.ed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draw:style-name="Mgr2" draw:text-style-name="MP3" draw:layer="backgroundobjects" svg:width="8.37cm" svg:height="1.283cm" svg:x="0cm" svg:y="-0.001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369cm" svg:height="1.283cm" svg:x="10.94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28cm" svg:height="9.622cm" svg:x="3.241cm" svg:y="1.927cm" presentation:class="page"/>
        <draw:frame presentation:style-name="Default-notes" draw:layer="backgroundobjects" svg:width="14.16cm" svg:height="11.549cm" svg:x="2.575cm" svg:y="12.192cm" presentation:class="notes" presentation:placeholder="true">
          <draw:text-box/>
        </draw:frame>
        <draw:frame draw:style-name="Mgr4" draw:text-style-name="MP3" draw:layer="backgroundobjects" svg:width="8.37cm" svg:height="1.283cm" svg:x="0cm" svg:y="24.385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369cm" svg:height="1.283cm" svg:x="10.94cm" svg:y="24.385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284cm" svg:height="3.598cm" svg:x="1.058cm" svg:y="4.445cm" presentation:class="title" presentation:placeholder="true">
        <draw:text-box/>
      </draw:frame>
      <draw:custom-shape draw:style-name="Mgr6" draw:text-style-name="MP7" draw:layer="backgroundobjects" svg:width="11.218cm" svg:height="1.695cm" svg:x="0.847cm" svg:y="16.298cm">
        <text:list text:style-name="ML3">
          <text:list-header>
            <text:p text:style-name="MP6"><text:span text:style-name="MT4">Presenter Name</text:span></text:p>
            <text:p text:style-name="MP6"><text:span text:style-name="MT4">Title/Dat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subtitle" draw:layer="backgroundobjects" svg:width="9.314cm" svg:height="6.35cm" svg:x="15.028cm" svg:y="8.89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presentation:style-name="Mpr1" draw:text-style-name="MP3" draw:layer="backgroundobjects" svg:width="8.37cm" svg:height="1.283cm" svg:x="0cm" svg:y="-0.001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" draw:text-style-name="MP5" draw:layer="backgroundobjects" svg:width="8.369cm" svg:height="1.283cm" svg:x="10.94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28cm" svg:height="9.622cm" svg:x="3.241cm" svg:y="1.927cm" presentation:class="page"/>
        <draw:frame presentation:style-name="Title1-notes" draw:layer="backgroundobjects" svg:width="14.16cm" svg:height="11.549cm" svg:x="2.575cm" svg:y="12.192cm" presentation:class="notes" presentation:placeholder="true">
          <draw:text-box/>
        </draw:frame>
        <draw:frame presentation:style-name="Mpr3" draw:text-style-name="MP3" draw:layer="backgroundobjects" svg:width="8.37cm" svg:height="1.283cm" svg:x="0cm" svg:y="24.385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4" draw:text-style-name="MP5" draw:layer="backgroundobjects" svg:width="8.369cm" svg:height="1.283cm" svg:x="10.94cm" svg:y="24.385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hool of Engineering</dc:title>
    <meta:initial-creator>Max Espinoza</meta:initial-creator>
    <meta:creation-date>2016-04-05T19:23:09.320708712</meta:creation-date>
    <dc:creator>Max Espinoza</dc:creator>
    <dc:date>2016-04-05T19:27:31.262234942</dc:date>
    <meta:editing-cycles>134</meta:editing-cycles>
    <meta:editing-duration>P3DT16H8M49S</meta:editing-duration>
    <meta:document-statistic meta:object-count="40"/>
    <meta:generator>LibreOffice/4.2.8.2$Linux_X86_64 LibreOffice_project/420m0$Build-2</meta:generator>
  </office:meta>
</office:document-meta>
</file>